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2000000020A8F8A39B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d02a" officeooo:paragraph-rsid="0018d02a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8d02a" officeooo:paragraph-rsid="0018d02a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8d02a" officeooo:paragraph-rsid="0018d02a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8d02a" officeooo:paragraph-rsid="0018d02a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DK Viewer</text:p>
      <text:p text:style-name="P1">A tool to visualise ODK data on Android devices</text:p>
      <text:p text:style-name="P1">User Manual</text:p>
      <text:p text:style-name="P1">Author: Carlos Quiros. Research Methods Group, International Livestock Research Institute</text:p>
      <text:p text:style-name="P1"/>
      <text:p text:style-name="P1"/>
      <text:p text:style-name="P3">Installation procedure</text:p>
      <text:p text:style-name="P4"/>
      <text:p text:style-name="P4">1. Download ODK viewer APK from <text:a xlink:type="simple" xlink:href="http://data.ilri.org/apks/odkviewer.apk">http://data.ilri.org/apks/odkviewer.apk</text:a></text:p>
      <text:p text:style-name="P4">2. Setup your Android device to allow the installation of Apps outside Android App Store</text:p>
      <text:p text:style-name="P4">3. Using the Android File Manager App browse to the download directory</text:p>
      <text:p text:style-name="P4">4. Tap on the file “odkviewe.apk”. Android will ask to allow the installation. Click install.</text:p>
      <text:p text:style-name="P4"><draw:frame draw:style-name="fr1" draw:name="graphics1" text:anchor-type="paragraph" svg:x="4.1902in" svg:y="0.0138in" svg:width="0.2028in" svg:height="0.2028in" draw:z-index="0"><draw:image xlink:href="Pictures/100002010000002000000020A8F8A39B.png" xlink:type="simple" xlink:show="embed" xlink:actuate="onLoad"/></draw:frame>5. ODKViewer will appear in the installed Apps with the icon</text:p>
      <text:p text:style-name="P4"/>
      <text:p text:style-name="P4"><text:span text:style-name="T1">Usage</text:span></text:p>
      <text:p text:style-name="P4"/>
      <text:p text:style-name="P4">Tap on the ODKViewer App. The “Survey Selection” will appear: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Zen Hei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WenQuanYi Zen Hei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2T10:22:09.880751487</meta:creation-date>
    <dc:date>2014-03-12T10:35:19.398688601</dc:date>
    <meta:editing-duration>P0D</meta:editing-duration>
    <meta:editing-cycles>1</meta:editing-cycles>
    <meta:document-statistic meta:table-count="0" meta:image-count="1" meta:object-count="0" meta:page-count="1" meta:paragraph-count="12" meta:word-count="96" meta:character-count="627" meta:non-whitespace-character-count="543"/>
    <meta:generator>LibreOffice/4.1.3.2$Linux_X86_64 LibreOffice_project/410m0$Build-2</meta:generator>
  </office:meta>
</office:document-meta>
</file>